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2pt" fo:font-style="normal" style:text-underline-style="none" fo:font-weight="normal" officeooo:rsid="0003904e" officeooo:paragraph-rsid="0003904e" style:text-blinking="false" fo:background-color="transparent" style:font-size-asian="10.5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officeooo:rsid="0003904e"/>
    </style:style>
    <style:style style:name="T2" style:family="text">
      <style:text-properties fo:font-size="12pt" officeooo:rsid="0003904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54783165-7fff-dbd3-7230-4a0480ee3706"/>¿Por qué son importantes las mujeres que yo escribí?</text:p>
      <text:p text:style-name="P3">Una de ellas es mi mamá y es la mujer que me ha enseñado que a pesar de que la vida nos presenta dificultades es posible salir adelante, las otras dos son mi suegra y mi cuñada que son las mujeres mas cercanas e importantes para mi.</text:p>
      <text:p text:style-name="P1"><text:s/></text:p>
      <text:p text:style-name="P1"/>
      <text:p text:style-name="P1"/>
      <text:p text:style-name="P4"><text:span text:style-name="T1">¿</text:span>Cómo sus enseñanzas han impactado en la persona que soy actualmente? <text:span text:style-name="T2">Mi madre y mi suegra me han enseñado que para salir adelante debemos de ser perseverantes y que todo es posibl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1:06:21.419280903</meta:creation-date>
    <dc:date>2021-04-10T14:53:28.214412659</dc:date>
    <meta:editing-duration>PT12M5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88" meta:character-count="467" meta:non-whitespace-character-count="381"/>
  </office:meta>
</office:document-meta>
</file>